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309cm" style:rel-column-width="8602*"/>
    </style:style>
    <style:style style:name="Tabla1.B" style:family="table-column">
      <style:table-column-properties style:column-width="5.292cm" style:rel-column-width="19715*"/>
    </style:style>
    <style:style style:name="Tabla1.C" style:family="table-column">
      <style:table-column-properties style:column-width="5.592cm" style:rel-column-width="20832*"/>
    </style:style>
    <style:style style:name="Tabla1.D" style:family="table-column">
      <style:table-column-properties style:column-width="4.397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2.309cm" style:rel-column-width="8602*"/>
    </style:style>
    <style:style style:name="Tabla2.B" style:family="table-column">
      <style:table-column-properties style:column-width="5.292cm" style:rel-column-width="19715*"/>
    </style:style>
    <style:style style:name="Tabla2.C" style:family="table-column">
      <style:table-column-properties style:column-width="5.592cm" style:rel-column-width="20832*"/>
    </style:style>
    <style:style style:name="Tabla2.D" style:family="table-column">
      <style:table-column-properties style:column-width="4.397cm" style:rel-column-width="1638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officeooo:paragraph-rsid="0004cd8c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06205b" officeooo:paragraph-rsid="0004cd8c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06e16b" officeooo:paragraph-rsid="0006e16b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04cd8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bold" officeooo:rsid="0006205b" officeooo:paragraph-rsid="0004cd8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officeooo:rsid="0006205b" officeooo:paragraph-rsid="0004cd8c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04cd8c" officeooo:paragraph-rsid="0004cd8c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officeooo:rsid="0004cd8c" officeooo:paragraph-rsid="0004cd8c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06205b" officeooo:paragraph-rsid="0004cd8c"/>
    </style:style>
    <style:style style:name="P10" style:family="paragraph" style:parent-style-name="Standard">
      <style:text-properties officeooo:paragraph-rsid="0004cd8c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Arial" fo:font-size="12pt" officeooo:rsid="0006205b" officeooo:paragraph-rsid="0004cd8c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officeooo:rsid="0006205b" officeooo:paragraph-rsid="0004cd8c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officeooo:rsid="0006205b" officeooo:paragraph-rsid="0004cd8c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officeooo:rsid="0006205b" officeooo:paragraph-rsid="0004cd8c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officeooo:rsid="0006205b" officeooo:paragraph-rsid="0006e16b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officeooo:rsid="0007e2df" officeooo:paragraph-rsid="0004cd8c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officeooo:rsid="0007e2df" officeooo:paragraph-rsid="0006e16b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2pt" officeooo:rsid="0007e2df" officeooo:paragraph-rsid="0004cd8c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officeooo:rsid="0006e16b" officeooo:paragraph-rsid="0006e16b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officeooo:rsid="0006e16b" officeooo:paragraph-rsid="0006e16b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officeooo:rsid="0006e16b" officeooo:paragraph-rsid="0009c3b4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2pt" officeooo:rsid="000815e8" officeooo:paragraph-rsid="000815e8" style:font-size-asian="12pt" style:font-size-complex="12pt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Arial" fo:font-size="12pt" officeooo:paragraph-rsid="0004cd8c" style:font-size-asian="12pt" style:font-size-complex="12pt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Arial" fo:font-size="12pt" officeooo:rsid="0004cd8c" officeooo:paragraph-rsid="0004cd8c" style:font-size-asian="12pt" style:font-size-complex="12pt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Arial" fo:font-size="12pt" officeooo:rsid="0004cd8c" officeooo:paragraph-rsid="0004cd8c" style:font-size-asian="12pt" style:font-size-complex="12pt"/>
    </style:style>
    <style:style style:name="P26" style:family="paragraph" style:parent-style-name="Standard" style:list-style-name="L3">
      <style:paragraph-properties fo:text-align="justify" style:justify-single-word="false"/>
      <style:text-properties style:font-name="Arial" fo:font-size="12pt" officeooo:rsid="0004cd8c" officeooo:paragraph-rsid="0004cd8c" style:font-size-asian="12pt" style:font-size-complex="12pt"/>
    </style:style>
    <style:style style:name="P27" style:family="paragraph" style:parent-style-name="Standard" style:list-style-name="L4">
      <style:paragraph-properties fo:text-align="justify" style:justify-single-word="false"/>
      <style:text-properties style:font-name="Arial" fo:font-size="12pt" officeooo:rsid="0004cd8c" officeooo:paragraph-rsid="0004cd8c" style:font-size-asian="12pt" style:font-size-complex="12pt"/>
    </style:style>
    <style:style style:name="P28" style:family="paragraph" style:parent-style-name="Standard" style:list-style-name="L5">
      <style:paragraph-properties fo:text-align="justify" style:justify-single-word="false"/>
      <style:text-properties style:font-name="Arial" fo:font-size="12pt" officeooo:rsid="0006e16b" officeooo:paragraph-rsid="0006e16b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officeooo:rsid="0006e16b" officeooo:paragraph-rsid="0006e16b" style:font-size-asian="12pt" style:font-size-complex="12pt"/>
    </style:style>
    <style:style style:name="P30" style:family="paragraph" style:parent-style-name="Standard" style:list-style-name="L5">
      <style:paragraph-properties fo:text-align="justify" style:justify-single-word="false"/>
      <style:text-properties style:font-name="Arial" fo:font-size="12pt" fo:font-weight="bold" officeooo:rsid="0006e16b" officeooo:paragraph-rsid="0006e16b" style:font-size-asian="12pt" style:font-weight-asian="bold" style:font-size-complex="12pt" style:font-weight-complex="bold"/>
    </style:style>
    <style:style style:name="P31" style:family="paragraph" style:parent-style-name="Standard" style:list-style-name="L5">
      <style:paragraph-properties fo:text-align="justify" style:justify-single-word="false"/>
      <style:text-properties fo:font-weight="bold" officeooo:paragraph-rsid="0004cd8c" style:font-weight-asian="bold" style:font-weight-complex="bold"/>
    </style:style>
    <style:style style:name="P32" style:family="paragraph" style:parent-style-name="Standard" style:list-style-name="L5">
      <style:paragraph-properties fo:text-align="justify" style:justify-single-word="false"/>
      <style:text-properties officeooo:rsid="0006e16b" officeooo:paragraph-rsid="0006e16b"/>
    </style:style>
    <style:style style:name="P33" style:family="paragraph" style:parent-style-name="Standard" style:list-style-name="L4">
      <style:paragraph-properties fo:text-align="justify" style:justify-single-word="false" fo:break-before="page"/>
      <style:text-properties style:font-name="Arial" fo:font-size="12pt" officeooo:rsid="0004cd8c" officeooo:paragraph-rsid="0004cd8c" style:font-size-asian="12pt" style:font-size-complex="12pt"/>
    </style:style>
    <style:style style:name="T1" style:family="text">
      <style:text-properties officeooo:rsid="0004cd8c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officeooo:rsid="0006e16b" style:font-size-asian="12pt" style:font-size-complex="12pt"/>
    </style:style>
    <style:style style:name="T5" style:family="text">
      <style:text-properties style:font-name="Arial" fo:font-size="12pt" officeooo:rsid="0006205b" style:font-size-asian="12pt" style:font-size-complex="12pt"/>
    </style:style>
    <style:style style:name="T6" style:family="text">
      <style:text-properties officeooo:rsid="0006e16b"/>
    </style:style>
    <style:style style:name="T7" style:family="text">
      <style:text-properties officeooo:rsid="0009c3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cumentación de proyecto de certificación senior.</text:p>
      <text:p text:style-name="P7"/>
      <text:p text:style-name="P9"/>
      <text:p text:style-name="P4">Requerimientos:</text:p>
      <text:list xml:id="list7459515058588950970" text:style-name="L1">
        <text:list-item>
          <text:p text:style-name="P24">Agregar Empleado.</text:p>
        </text:list-item>
        <text:list-item>
          <text:p text:style-name="P24">Modificar Empleado.</text:p>
        </text:list-item>
        <text:list-item>
          <text:p text:style-name="P23"><text:span text:style-name="T1">Buscar Empleado.</text:span><text:tab/></text:p>
        </text:list-item>
        <text:list-item>
          <text:p text:style-name="P24">Eliminar Empleado.</text:p>
          <text:p text:style-name="P23"/>
        </text:list-item>
        <text:list-item>
          <text:p text:style-name="P24">Agregar Movimiento.</text:p>
        </text:list-item>
        <text:list-item>
          <text:p text:style-name="P24">Modificar Movimiento.</text:p>
        </text:list-item>
        <text:list-item>
          <text:p text:style-name="P23"><text:span text:style-name="T1">Buscar Movimiento.</text:span><text:tab/></text:p>
        </text:list-item>
        <text:list-item>
          <text:p text:style-name="P24">Eliminar Movimiento.</text:p>
          <text:p text:style-name="P23"/>
        </text:list-item>
        <text:list-item>
          <text:p text:style-name="P24">Generar Sueldos mensuales de empleados por fecha.</text:p>
        </text:list-item>
        <text:list-item>
          <text:p text:style-name="P24">Guardar reporte en archivo Excel.</text:p>
        </text:list-item>
      </text:list>
      <text:p text:style-name="P1"/>
      <text:p text:style-name="P4">Entradas:</text:p>
      <text:list xml:id="list9194261850229324678" text:style-name="L2">
        <text:list-item>
          <text:p text:style-name="P25">Número de empleado.</text:p>
        </text:list-item>
        <text:list-item>
          <text:p text:style-name="P25">Nombre de empleado.</text:p>
        </text:list-item>
        <text:list-item>
          <text:p text:style-name="P25">Rol del empleado.</text:p>
        </text:list-item>
        <text:list-item>
          <text:p text:style-name="P25">Tipo de empleado.</text:p>
        </text:list-item>
        <text:list-item>
          <text:p text:style-name="P25">Fecha de movimiento.</text:p>
        </text:list-item>
        <text:list-item>
          <text:p text:style-name="P25">Cantidad de entregas del movimiento.</text:p>
        </text:list-item>
        <text:list-item>
          <text:p text:style-name="P25">Rol que se cubrió en le movimiento.</text:p>
        </text:list-item>
        <text:list-item>
          <text:p text:style-name="P25"/>
        </text:list-item>
      </text:list>
      <text:p text:style-name="P4">Procesos:</text:p>
      <text:list xml:id="list3208876841595395820" text:style-name="L3">
        <text:list-item>
          <text:p text:style-name="P26">Agregación, modificación y borrado de empleados.</text:p>
        </text:list-item>
        <text:list-item>
          <text:p text:style-name="P26">Agregación, modificación y borrado de movimientos.</text:p>
        </text:list-item>
        <text:list-item>
          <text:p text:style-name="P26">Generación de sueldos mensuales por fecha y empleados.</text:p>
        </text:list-item>
      </text:list>
      <text:p text:style-name="P1"/>
      <text:p text:style-name="P4">Salidas:</text:p>
      <text:p text:style-name="P4"/>
      <text:list xml:id="list4122300643056083163" text:style-name="L4">
        <text:list-item>
          <text:p text:style-name="P27">Reporte generado con los sueldos de los trabajadores de la fecha ingresada.</text:p>
          <text:p text:style-name="P33"/>
        </text:list-item>
      </text:list>
      <text:p text:style-name="P2"/>
      <text:p text:style-name="P5">Casos de Prueba</text:p>
      <text:p text:style-name="P2"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2">ID</text:p>
          </table:table-cell>
          <table:table-cell table:style-name="Tabla1.A1" office:value-type="string">
            <text:p text:style-name="P12">Descripción de la prueba</text:p>
          </table:table-cell>
          <table:table-cell table:style-name="Tabla1.A1" office:value-type="string">
            <text:p text:style-name="P12">Entradas</text:p>
          </table:table-cell>
          <table:table-cell table:style-name="Tabla1.D1" office:value-type="string">
            <text:p text:style-name="P12">Salida esperada</text:p>
          </table:table-cell>
        </table:table-row>
        <table:table-row>
          <table:table-cell table:style-name="Tabla1.A2" office:value-type="string">
            <text:p text:style-name="P13">1</text:p>
          </table:table-cell>
          <table:table-cell table:style-name="Tabla1.A2" office:value-type="string">
            <text:p text:style-name="P14">C<text:span text:style-name="T6">alculo de sueldo mensual de un empleado Chofer.</text:span></text:p>
          </table:table-cell>
          <table:table-cell table:style-name="Tabla1.A2" office:value-type="string">
            <text:p text:style-name="P19">No. de Empleado: 12345678</text:p>
            <text:p text:style-name="P19">Fecha<text:span text:style-name="T7">s</text:span>: <text:span text:style-name="T7">01/03/2019 -</text:span>15/03/2019</text:p>
            <text:p text:style-name="P19">Cantidad de entregas: 5<text:span text:style-name="T7">5</text:span></text:p>
          </table:table-cell>
          <table:table-cell table:style-name="Tabla1.D2" office:value-type="string">
            <text:p text:style-name="P19">$<text:span text:style-name="T7">345</text:span></text:p>
          </table:table-cell>
        </table:table-row>
        <table:table-row>
          <table:table-cell table:style-name="Tabla1.A2" office:value-type="string">
            <text:p text:style-name="P13">2</text:p>
          </table:table-cell>
          <table:table-cell table:style-name="Tabla1.A2" office:value-type="string">
            <text:p text:style-name="P19">Calculo de sueldo mensual de un empleado Auxiliar que cubrió a un Cargador.</text:p>
          </table:table-cell>
          <table:table-cell table:style-name="Tabla1.A2" office:value-type="string">
            <text:p text:style-name="P19">No. de Empleado:87654321</text:p>
            <text:p text:style-name="P19">Fecha<text:span text:style-name="T7">s: 01/03/2019 -</text:span> 15/03/2019</text:p>
            <text:p text:style-name="P22"><text:span text:style-name="T7">Cubrió</text:span> Empleado: Cargador</text:p>
            <text:p text:style-name="P19">Cantidad de entregas: 90</text:p>
          </table:table-cell>
          <table:table-cell table:style-name="Tabla1.D2" office:value-type="string">
            <text:p text:style-name="P19">$<text:span text:style-name="T7">501</text:span></text:p>
          </table:table-cell>
        </table:table-row>
        <table:table-row>
          <table:table-cell table:style-name="Tabla1.A2" office:value-type="string">
            <text:p text:style-name="P13">3</text:p>
          </table:table-cell>
          <table:table-cell table:style-name="Tabla1.A2" office:value-type="string">
            <text:p text:style-name="P19">Intentar Agregar dos movimientos al mismo empleado el mismo día.</text:p>
          </table:table-cell>
          <table:table-cell table:style-name="Tabla1.A2" office:value-type="string">
            <text:p text:style-name="P17">.<text:span text:style-name="T6">No. de Empleado:87654321</text:span></text:p>
            <text:p text:style-name="P19">Fecha 15/03/2019</text:p>
            <text:p text:style-name="P19">Cantidad de entregas: 90</text:p>
          </table:table-cell>
          <table:table-cell table:style-name="Tabla1.D2" office:value-type="string">
            <text:p text:style-name="P19">No guardar el movimiento.</text:p>
          </table:table-cell>
        </table:table-row>
      </table:table>
      <text:p text:style-name="P2"/>
      <text:p text:style-name="P5"/>
      <text:p text:style-name="P5">Herramientas de codificación</text:p>
      <text:list xml:id="list1156636346884595936" text:style-name="L5">
        <text:list-item>
          <text:p text:style-name="P31"><text:span text:style-name="T4">IDE's y </text:span><text:span text:style-name="T5">Herramientas:</text:span></text:p>
          <text:list>
            <text:list-item>
              <text:list>
                <text:list-item>
                  <text:p text:style-name="P32"><text:span text:style-name="T5">E</text:span><text:span text:style-name="T3">clipse</text:span></text:p>
                </text:list-item>
                <text:list-item>
                  <text:p text:style-name="P28">Postgresql</text:p>
                </text:list-item>
                <text:list-item>
                  <text:p text:style-name="P28">Git</text:p>
                </text:list-item>
              </text:list>
            </text:list-item>
          </text:list>
        </text:list-item>
      </text:list>
      <text:p text:style-name="P3"/>
      <text:list xml:id="list173636420530380" text:continue-numbering="true" text:style-name="L5">
        <text:list-item>
          <text:p text:style-name="P30">Versiones</text:p>
          <text:list>
            <text:list-item>
              <text:list>
                <text:list-item>
                  <text:p text:style-name="P28">Eclip<text:span text:style-name="T2">se <text:s/>2018-12 (4.10.0)</text:span></text:p>
                </text:list-item>
                <text:list-item>
                  <text:p text:style-name="P28">Postgresql 1.16.1</text:p>
                </text:list-item>
                <text:list-item>
                  <text:p text:style-name="P28">Git 2.21.0</text:p>
                </text:list-item>
              </text:list>
            </text:list-item>
          </text:list>
        </text:list-item>
      </text:list>
      <text:p text:style-name="P3"/>
      <text:list xml:id="list173635417878993" text:continue-numbering="true" text:style-name="L5">
        <text:list-item>
          <text:p text:style-name="P30">Ambientación</text:p>
        </text:list-item>
      </text:list>
      <text:p text:style-name="P3">Se realizó la instalación de eclipse desde su pagina principal, tambien se necesito instalar el JDK de java y la ultima version de git.</text:p>
      <text:p text:style-name="P3">Postgresql ya se encontraba instalado y funcionando en el equipo.</text:p>
      <text:p text:style-name="P3">Todo esto en un equipo Windows 10.</text:p>
      <text:p text:style-name="P2"/>
      <text:p text:style-name="P11"/>
      <text:p text:style-name="P5">Reporte de Pruebas</text:p>
      <text:p text:style-name="P2"><text:tab/>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2">ID</text:p>
          </table:table-cell>
          <table:table-cell table:style-name="Tabla2.A1" office:value-type="string">
            <text:p text:style-name="P12">Descripción de la prueba</text:p>
          </table:table-cell>
          <table:table-cell table:style-name="Tabla2.A1" office:value-type="string">
            <text:p text:style-name="P18">Resultado de la prueba</text:p>
          </table:table-cell>
          <table:table-cell table:style-name="Tabla2.D1" office:value-type="string">
            <text:p text:style-name="P18">¿Porque fallo?</text:p>
          </table:table-cell>
        </table:table-row>
        <table:table-row>
          <table:table-cell table:style-name="Tabla2.A2" office:value-type="string">
            <text:p text:style-name="P13">1</text:p>
          </table:table-cell>
          <table:table-cell table:style-name="Tabla2.A2" office:value-type="string">
            <text:p text:style-name="P15">C<text:span text:style-name="T6">alculo de sueldo mensual de un empleado Chofer.</text:span></text:p>
          </table:table-cell>
          <table:table-cell table:style-name="Tabla2.A2" office:value-type="string">
            <text:p text:style-name="P21">$<text:span text:style-name="T7">345</text:span></text:p>
          </table:table-cell>
          <table:table-cell table:style-name="Tabla2.D2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3">2</text:p>
          </table:table-cell>
          <table:table-cell table:style-name="Tabla2.A2" office:value-type="string">
            <text:p text:style-name="P19">Calculo de sueldo mensual de un empleado Auxiliar que cubrió a un Cargador.</text:p>
          </table:table-cell>
          <table:table-cell table:style-name="Tabla2.A2" office:value-type="string">
            <text:p text:style-name="P21">$<text:span text:style-name="T7">501</text:span></text:p>
          </table:table-cell>
          <table:table-cell table:style-name="Tabla2.D2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3">3</text:p>
          </table:table-cell>
          <table:table-cell table:style-name="Tabla2.A2" office:value-type="string">
            <text:p text:style-name="P19">Intentar Agregar dos movimientos al mismo empleado el mismo día.</text:p>
          </table:table-cell>
          <table:table-cell table:style-name="Tabla2.A2" office:value-type="string">
            <text:p text:style-name="P19">No guardó el movimiento y lanzo un mensaje diciendo <text:s/>que ya hay movimiento de ese empleado en esa fecha.</text:p>
          </table:table-cell>
          <table:table-cell table:style-name="Tabla2.D2" office:value-type="string">
            <text:p text:style-name="P1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5:46:17.998000000</meta:creation-date>
    <dc:date>2019-03-15T17:36:34.467000000</dc:date>
    <meta:editing-duration>PT41M44S</meta:editing-duration>
    <meta:editing-cycles>2</meta:editing-cycles>
    <meta:generator>LibreOffice/5.0.6.3$Windows_x86 LibreOffice_project/490fc03b25318460cfc54456516ea2519c11d1aa</meta:generator>
    <meta:document-statistic meta:table-count="2" meta:image-count="0" meta:object-count="0" meta:page-count="3" meta:paragraph-count="83" meta:word-count="344" meta:character-count="2042" meta:non-whitespace-character-count="1803"/>
  </office:meta>
</office:document-meta>
</file>